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109000001229D62FD00.jpg"/>
  <manifest:file-entry manifest:media-type="image/gif" manifest:full-path="Pictures/1000020000000056000000811AACBED1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text-properties fo:font-size="12pt" style:font-size-asian="12pt" style:font-size-complex="12pt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1cm" svg:height="1.187cm" svg:x="13.5cm" svg:y="5cm">
          <draw:text-box>
            <text:p/>
          </draw:text-box>
        </draw:frame>
        <draw:frame draw:style-name="gr2" draw:text-style-name="P2" draw:layer="layout" svg:width="2.274cm" svg:height="3.412cm" svg:x="13.011cm" svg:y="8.878cm">
          <draw:image xlink:href="Pictures/1000020000000056000000811AACBED1.gif" xlink:type="simple" xlink:show="embed" xlink:actuate="onLoad">
            <text:p/>
          </draw:image>
        </draw:frame>
        <draw:frame draw:style-name="gr2" draw:text-style-name="P2" draw:layer="layout" svg:width="2.153cm" svg:height="1.92cm" svg:x="13.1cm" svg:y="10.2cm">
          <draw:image xlink:href="Pictures/1000000000000109000001229D62FD00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ri Deevi</meta:initial-creator>
    <meta:creation-date>2011-10-13T13:55:15</meta:creation-date>
    <meta:editing-duration>PT01H14M01S</meta:editing-duration>
    <meta:editing-cycles>7</meta:editing-cycles>
    <dc:date>2011-10-24T13:34:07</dc:date>
    <dc:creator>Sri Deevi</dc:creator>
    <meta:generator>OpenOffice.org/3.2$Unix OpenOffice.org_project/320m12$Build-9483</meta:generator>
    <meta:document-statistic meta:object-count="26"/>
  </office:meta>
</office:document-meta>
</file>